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C570000094138D329E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f3333" draw:marker-start-width="0.438cm" draw:marker-end-width="0.438cm" draw:fill="none" draw:fill-color="#cfe7f5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weight="bold" style:font-weight-asian="bold" style:font-weight-complex="bold"/>
    </style:style>
    <style:style style:name="T1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25cm" svg:height="13.367cm" svg:x="5.146cm" svg:y="4.545cm">
          <draw:image xlink:href="Pictures/1000000000000C570000094138D329E4.jpg" xlink:type="simple" xlink:show="embed" xlink:actuate="onLoad">
            <text:p/>
          </draw:image>
        </draw:frame>
        <draw:ellipse draw:style-name="gr2" draw:text-style-name="P1" draw:layer="layout" svg:width="1.524cm" svg:height="1.397cm" svg:x="7.039cm" svg:y="5.426cm">
          <text:p/>
        </draw:ellipse>
        <draw:ellipse draw:style-name="gr2" draw:text-style-name="P1" draw:layer="layout" svg:width="1.524cm" svg:height="1.397cm" svg:x="9.139cm" svg:y="5.127cm">
          <text:p/>
        </draw:ellipse>
        <draw:ellipse draw:style-name="gr2" draw:text-style-name="P1" draw:layer="layout" svg:width="1.789cm" svg:height="1.675cm" svg:x="19.839cm" svg:y="6.65cm">
          <text:p/>
        </draw:ellipse>
        <draw:ellipse draw:style-name="gr2" draw:text-style-name="P1" draw:layer="layout" svg:width="1.524cm" svg:height="1.397cm" svg:x="17.739cm" svg:y="7.228cm">
          <text:p/>
        </draw:ellipse>
        <draw:rect draw:style-name="gr2" draw:text-style-name="P1" draw:layer="layout" svg:width="12.319cm" svg:height="1.524cm" svg:x="9.001cm" svg:y="15.821cm">
          <text:p/>
        </draw:rect>
        <draw:line draw:style-name="gr3" draw:text-style-name="P1" draw:layer="layout" svg:x1="14.843cm" svg:y1="18.769cm" svg:x2="14.843cm" svg:y2="17.372cm">
          <text:p/>
        </draw:line>
        <draw:line draw:style-name="gr3" draw:text-style-name="P1" draw:layer="layout" svg:x1="6.08cm" svg:y1="3.656cm" svg:x2="7.427cm" svg:y2="5.44cm">
          <text:p/>
        </draw:line>
        <draw:line draw:style-name="gr3" draw:text-style-name="P1" draw:layer="layout" svg:x1="9.763cm" svg:y1="3.529cm" svg:x2="9.763cm" svg:y2="5.18cm">
          <text:p/>
        </draw:line>
        <draw:line draw:style-name="gr3" draw:text-style-name="P1" draw:layer="layout" svg:x1="18.653cm" svg:y1="7.339cm" svg:x2="18.526cm" svg:y2="3.656cm">
          <text:p/>
        </draw:line>
        <draw:line draw:style-name="gr3" draw:text-style-name="P1" draw:layer="layout" svg:x1="20.812cm" svg:y1="3.783cm" svg:x2="20.812cm" svg:y2="6.704cm">
          <text:p/>
        </draw:line>
        <draw:frame draw:style-name="gr4" draw:text-style-name="P2" draw:layer="layout" svg:width="0.853cm" svg:height="0.983cm" svg:x="5.707cm" svg:y="2.489cm">
          <draw:text-box>
            <text:p text:style-name="P2"><text:span text:style-name="T1">1</text:span></text:p>
          </draw:text-box>
        </draw:frame>
        <draw:frame draw:style-name="gr4" draw:text-style-name="P2" draw:layer="layout" svg:width="0.853cm" svg:height="0.983cm" svg:x="9.308cm" svg:y="2.49cm">
          <draw:text-box>
            <text:p text:style-name="P2"><text:span text:style-name="T1">2</text:span></text:p>
          </draw:text-box>
        </draw:frame>
        <draw:frame draw:style-name="gr4" draw:text-style-name="P2" draw:layer="layout" svg:width="0.853cm" svg:height="0.983cm" svg:x="18.108cm" svg:y="2.49cm">
          <draw:text-box>
            <text:p text:style-name="P2"><text:span text:style-name="T1">3</text:span></text:p>
          </draw:text-box>
        </draw:frame>
        <draw:frame draw:style-name="gr4" draw:text-style-name="P2" draw:layer="layout" svg:width="0.853cm" svg:height="0.983cm" svg:x="20.408cm" svg:y="2.49cm">
          <draw:text-box>
            <text:p text:style-name="P2"><text:span text:style-name="T1">4</text:span></text:p>
          </draw:text-box>
        </draw:frame>
        <draw:frame draw:style-name="gr4" draw:text-style-name="P2" draw:layer="layout" svg:width="0.853cm" svg:height="0.983cm" svg:x="14.408cm" svg:y="18.79cm">
          <draw:text-box>
            <text:p text:style-name="P2">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o Puder</meta:initial-creator>
    <meta:creation-date>2018-07-04T12:29:26.35</meta:creation-date>
    <dc:date>2018-07-04T12:46:10.18</dc:date>
    <dc:creator>Arno Puder</dc:creator>
    <meta:editing-duration>PT3S</meta:editing-duration>
    <meta:editing-cycles>1</meta:editing-cycles>
    <meta:document-statistic meta:object-count="16"/>
    <meta:generator>OpenOffice/4.1.3$Win32 OpenOffice.org_project/413m1$Build-9783</meta:generator>
  </office:meta>
</office:document-meta>
</file>